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9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full_5f_data">
      <style:table-properties table:display="true" style:writing-mode="lr-tb"/>
    </style:style>
    <style:style style:name="ta2" style:family="table" style:master-page-name="PageStyle_5f_energy">
      <style:table-properties table:display="true" style:writing-mode="lr-tb"/>
    </style:style>
    <style:style style:name="ta3" style:family="table" style:master-page-name="PageStyle_5f_delay">
      <style:table-properties table:display="true" style:writing-mode="lr-tb"/>
    </style:style>
    <style:style style:name="ta4" style:family="table" style:master-page-name="PageStyle_5f_nwUsage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60">
      <style:table-cell-properties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6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60">
      <style:table-cell-properties style:rotation-align="non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full_da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2" table:default-cell-style-name="ce2"/>
        <table:table-column table:style-name="co3" table:number-columns-repeated="1016" table:default-cell-style-name="ce2"/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1_4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2_4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4_4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8_4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16_4</text:p>
          </table:table-cell>
          <table:covered-table-cell table:style-name="ce4"/>
          <table:table-cell table:number-columns-repeated="1013"/>
        </table:table-row>
        <table:table-row table:style-name="ro1">
          <table:table-cell table:style-name="Default"/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style-name="ce1" office:value-type="string" calcext:value-type="string">
            <text:p>Fog</text:p>
          </table:table-cell>
          <table:table-cell table:style-name="ce1" office:value-type="string" calcext:value-type="string">
            <text:p>Cloud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lay 1</text:p>
          </table:table-cell>
          <table:table-cell table:style-name="ce5" office:value-type="float" office:value="5.35714285714382" calcext:value-type="float">
            <text:p>5.3571428571</text:p>
          </table:table-cell>
          <table:table-cell table:style-name="ce5" office:value-type="float" office:value="105.253337751687" calcext:value-type="float">
            <text:p>105.2533377517</text:p>
          </table:table-cell>
          <table:table-cell table:style-name="ce5" office:value-type="float" office:value="5.35714285714375" calcext:value-type="float">
            <text:p>5.3571428571</text:p>
          </table:table-cell>
          <table:table-cell table:style-name="ce5" office:value-type="float" office:value="105.646280082103" calcext:value-type="float">
            <text:p>105.6462800821</text:p>
          </table:table-cell>
          <table:table-cell table:style-name="ce5" office:value-type="float" office:value="5.357142857146" calcext:value-type="float">
            <text:p>5.3571428571</text:p>
          </table:table-cell>
          <table:table-cell table:style-name="ce5" office:value-type="float" office:value="106.442543806876" calcext:value-type="float">
            <text:p>106.4425438069</text:p>
          </table:table-cell>
          <table:table-cell table:style-name="ce5" office:value-type="float" office:value="5.3571428571428" calcext:value-type="float">
            <text:p>5.3571428571</text:p>
          </table:table-cell>
          <table:table-cell table:style-name="ce5" office:value-type="float" office:value="1188.7303832771" calcext:value-type="float">
            <text:p>1188.7303832771</text:p>
          </table:table-cell>
          <table:table-cell table:style-name="ce5" office:value-type="float" office:value="5.35714285714974" calcext:value-type="float">
            <text:p>5.3571428571</text:p>
          </table:table-cell>
          <table:table-cell table:style-name="ce5" office:value-type="float" office:value="3119.78448308695" calcext:value-type="float">
            <text:p>3119.784483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ay 2</text:p>
          </table:table-cell>
          <table:table-cell table:style-name="ce5" office:value-type="float" office:value="3.11000000000036" calcext:value-type="float">
            <text:p>3.11</text:p>
          </table:table-cell>
          <table:table-cell table:style-name="ce5" office:value-type="float" office:value="105.130000000001" calcext:value-type="float">
            <text:p>105.13</text:p>
          </table:table-cell>
          <table:table-cell table:style-name="ce5" office:value-type="float" office:value="3.11000000000036" calcext:value-type="float">
            <text:p>3.11</text:p>
          </table:table-cell>
          <table:table-cell table:style-name="ce5" office:value-type="float" office:value="105.130000000001" calcext:value-type="float">
            <text:p>105.13</text:p>
          </table:table-cell>
          <table:table-cell table:style-name="ce5" office:value-type="float" office:value="3.11000000000036" calcext:value-type="float">
            <text:p>3.11</text:p>
          </table:table-cell>
          <table:table-cell table:style-name="ce5" office:value-type="float" office:value="105.130000000001" calcext:value-type="float">
            <text:p>105.13</text:p>
          </table:table-cell>
          <table:table-cell table:style-name="ce5" office:value-type="float" office:value="3.11000000000036" calcext:value-type="float">
            <text:p>3.11</text:p>
          </table:table-cell>
          <table:table-cell table:style-name="ce5" office:value-type="float" office:value="105.130000000001" calcext:value-type="float">
            <text:p>105.13</text:p>
          </table:table-cell>
          <table:table-cell table:style-name="ce5" office:value-type="float" office:value="3.11000000000036" calcext:value-type="float">
            <text:p>3.11</text:p>
          </table:table-cell>
          <table:table-cell table:style-name="ce5" office:value-type="float" office:value="105.130000000001" calcext:value-type="float">
            <text:p>105.1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C Energy</text:p>
          </table:table-cell>
          <table:table-cell table:style-name="ce6" office:value-type="float" office:value="13336111.4454082" calcext:value-type="float">
            <text:p>1.33E+007</text:p>
          </table:table-cell>
          <table:table-cell table:style-name="ce6" office:value-type="float" office:value="13829328.8807723" calcext:value-type="float">
            <text:p>1.38E+007</text:p>
          </table:table-cell>
          <table:table-cell table:style-name="ce6" office:value-type="float" office:value="13349911.4757653" calcext:value-type="float">
            <text:p>1.33E+007</text:p>
          </table:table-cell>
          <table:table-cell table:style-name="ce6" office:value-type="float" office:value="14272021.4785033" calcext:value-type="float">
            <text:p>1.43E+007</text:p>
          </table:table-cell>
          <table:table-cell table:style-name="ce6" office:value-type="float" office:value="13376256.565051" calcext:value-type="float">
            <text:p>1.34E+007</text:p>
          </table:table-cell>
          <table:table-cell table:style-name="ce6" office:value-type="float" office:value="15142555.2018812" calcext:value-type="float">
            <text:p>1.51E+007</text:p>
          </table:table-cell>
          <table:table-cell table:style-name="ce6" office:value-type="float" office:value="13441765.1989799" calcext:value-type="float">
            <text:p>1.34E+007</text:p>
          </table:table-cell>
          <table:table-cell table:style-name="ce6" office:value-type="float" office:value="16045334.970524" calcext:value-type="float">
            <text:p>1.60E+007</text:p>
          </table:table-cell>
          <table:table-cell table:style-name="ce6" office:value-type="float" office:value="13581871.8400518" calcext:value-type="float">
            <text:p>1.36E+007</text:p>
          </table:table-cell>
          <table:table-cell table:style-name="ce6" office:value-type="float" office:value="16045438.5127012" calcext:value-type="float">
            <text:p>1.60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obile Energy</text:p>
          </table:table-cell>
          <table:table-cell table:number-columns-repeated="2" table:style-name="ce5" office:value-type="float" office:value="3385207.04400017" calcext:value-type="float">
            <text:p>3385207.04400017</text:p>
          </table:table-cell>
          <table:table-cell table:number-columns-repeated="2" table:style-name="ce5" office:value-type="float" office:value="6770414.08800034" calcext:value-type="float">
            <text:p>6770414.08800034</text:p>
          </table:table-cell>
          <table:table-cell table:number-columns-repeated="2" table:style-name="ce6" office:value-type="float" office:value="13540828.1760007" calcext:value-type="float">
            <text:p>1.35E+007</text:p>
          </table:table-cell>
          <table:table-cell table:number-columns-repeated="2" table:style-name="ce6" office:value-type="float" office:value="27081656.3520013" calcext:value-type="float">
            <text:p>2.71E+007</text:p>
          </table:table-cell>
          <table:table-cell table:number-columns-repeated="2" table:style-name="ce6" office:value-type="float" office:value="54163312.7040027" calcext:value-type="float">
            <text:p>5.42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dge Energy</text:p>
          </table:table-cell>
          <table:table-cell table:style-name="ce5" office:value-type="float" office:value="1048835.431" calcext:value-type="float">
            <text:p>1048835.431</text:p>
          </table:table-cell>
          <table:table-cell table:style-name="ce5" office:value-type="float" office:value="834332.999999999" calcext:value-type="float">
            <text:p>834332.999999999</text:p>
          </table:table-cell>
          <table:table-cell table:style-name="ce5" office:value-type="float" office:value="2097670.862" calcext:value-type="float">
            <text:p>2097670.862</text:p>
          </table:table-cell>
          <table:table-cell table:style-name="ce5" office:value-type="float" office:value="1668666" calcext:value-type="float">
            <text:p>1668666</text:p>
          </table:table-cell>
          <table:table-cell table:style-name="ce5" office:value-type="float" office:value="4195341.72400001" calcext:value-type="float">
            <text:p>4195341.72400001</text:p>
          </table:table-cell>
          <table:table-cell table:style-name="ce5" office:value-type="float" office:value="3337331.99999999" calcext:value-type="float">
            <text:p>3337331.99999999</text:p>
          </table:table-cell>
          <table:table-cell table:style-name="ce5" office:value-type="float" office:value="8390683.44800002" calcext:value-type="float">
            <text:p>8390683.44800002</text:p>
          </table:table-cell>
          <table:table-cell table:style-name="ce5" office:value-type="float" office:value="6674663.99999999" calcext:value-type="float">
            <text:p>6674663.99999999</text:p>
          </table:table-cell>
          <table:table-cell table:style-name="ce6" office:value-type="float" office:value="16781366.896" calcext:value-type="float">
            <text:p>1.68E+007</text:p>
          </table:table-cell>
          <table:table-cell table:style-name="ce6" office:value-type="float" office:value="13349328" calcext:value-type="float">
            <text:p>1.33E+0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xecution Time</text:p>
          </table:table-cell>
          <table:table-cell table:style-name="ce5" office:value-type="float" office:value="1353" calcext:value-type="float">
            <text:p>1353</text:p>
          </table:table-cell>
          <table:table-cell table:style-name="ce5" office:value-type="float" office:value="1617" calcext:value-type="float">
            <text:p>1617</text:p>
          </table:table-cell>
          <table:table-cell table:style-name="ce5" office:value-type="float" office:value="1703" calcext:value-type="float">
            <text:p>1703</text:p>
          </table:table-cell>
          <table:table-cell table:style-name="ce5" office:value-type="float" office:value="2584" calcext:value-type="float">
            <text:p>2584</text:p>
          </table:table-cell>
          <table:table-cell table:style-name="ce5" office:value-type="float" office:value="2759" calcext:value-type="float">
            <text:p>2759</text:p>
          </table:table-cell>
          <table:table-cell table:style-name="ce5" office:value-type="float" office:value="4569" calcext:value-type="float">
            <text:p>4569</text:p>
          </table:table-cell>
          <table:table-cell table:style-name="ce5" office:value-type="float" office:value="5043" calcext:value-type="float">
            <text:p>5043</text:p>
          </table:table-cell>
          <table:table-cell table:style-name="ce5" office:value-type="float" office:value="7996" calcext:value-type="float">
            <text:p>7996</text:p>
          </table:table-cell>
          <table:table-cell table:style-name="ce5" office:value-type="float" office:value="9694" calcext:value-type="float">
            <text:p>9694</text:p>
          </table:table-cell>
          <table:table-cell table:style-name="ce5" office:value-type="float" office:value="10080" calcext:value-type="float">
            <text:p>1008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MOTION_VIDEO_STREAM</text:p>
          </table:table-cell>
          <table:table-cell table:style-name="ce5" office:value-type="float" office:value="2.95714285714348" calcext:value-type="float">
            <text:p>2.9571428571</text:p>
          </table:table-cell>
          <table:table-cell table:style-name="ce5" office:value-type="float" office:value="0.141334817001332" calcext:value-type="float">
            <text:p>0.141334817</text:p>
          </table:table-cell>
          <table:table-cell table:style-name="ce5" office:value-type="float" office:value="2.95714285714348" calcext:value-type="float">
            <text:p>2.9571428571</text:p>
          </table:table-cell>
          <table:table-cell table:style-name="ce5" office:value-type="float" office:value="0.178492391130349" calcext:value-type="float">
            <text:p>0.1784923911</text:p>
          </table:table-cell>
          <table:table-cell table:style-name="ce5" office:value-type="float" office:value="2.95714285714348" calcext:value-type="float">
            <text:p>2.9571428571</text:p>
          </table:table-cell>
          <table:table-cell table:style-name="ce5" office:value-type="float" office:value="0.1226302602694" calcext:value-type="float">
            <text:p>0.1226302603</text:p>
          </table:table-cell>
          <table:table-cell table:style-name="ce5" office:value-type="float" office:value="2.95714285714348" calcext:value-type="float">
            <text:p>2.9571428571</text:p>
          </table:table-cell>
          <table:table-cell table:style-name="ce5" office:value-type="float" office:value="0.155952380953581" calcext:value-type="float">
            <text:p>0.155952381</text:p>
          </table:table-cell>
          <table:table-cell table:style-name="ce5" office:value-type="float" office:value="2.95714285714348" calcext:value-type="float">
            <text:p>2.9571428571</text:p>
          </table:table-cell>
          <table:table-cell table:style-name="ce5" office:value-type="float" office:value="0.122619047619689" calcext:value-type="float">
            <text:p>0.122619047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AMERA</text:p>
          </table:table-cell>
          <table:table-cell table:number-columns-repeated="10" table:style-name="ce5" office:value-type="float" office:value="2.10000000000036" calcext:value-type="float">
            <text:p>2.1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OBJECT_LOCATION</text:p>
          </table:table-cell>
          <table:table-cell table:style-name="ce5" office:value-type="float" office:value="1.52857142857101" calcext:value-type="float">
            <text:p>1.5285714286</text:p>
          </table:table-cell>
          <table:table-cell table:style-name="ce5" office:value-type="float" office:value="0.128004099499757" calcext:value-type="float">
            <text:p>0.1280040995</text:p>
          </table:table-cell>
          <table:table-cell table:style-name="ce5" office:value-type="float" office:value="1.52857142857101" calcext:value-type="float">
            <text:p>1.5285714286</text:p>
          </table:table-cell>
          <table:table-cell table:style-name="ce5" office:value-type="float" office:value="0.148129248786132" calcext:value-type="float">
            <text:p>0.1481292488</text:p>
          </table:table-cell>
          <table:table-cell table:style-name="ce5" office:value-type="float" office:value="1.52857142857101" calcext:value-type="float">
            <text:p>1.5285714286</text:p>
          </table:table-cell>
          <table:table-cell table:style-name="ce5" office:value-type="float" office:value="0.103525842295171" calcext:value-type="float">
            <text:p>0.1035258423</text:p>
          </table:table-cell>
          <table:table-cell table:style-name="ce5" office:value-type="float" office:value="1.52857142857101" calcext:value-type="float">
            <text:p>1.5285714286</text:p>
          </table:table-cell>
          <table:table-cell table:style-name="ce5" office:value-type="float" office:value="0.154578617640872" calcext:value-type="float">
            <text:p>0.1545786176</text:p>
          </table:table-cell>
          <table:table-cell table:style-name="ce5" office:value-type="float" office:value="1.52857142857101" calcext:value-type="float">
            <text:p>1.5285714286</text:p>
          </table:table-cell>
          <table:table-cell table:style-name="ce5" office:value-type="float" office:value="0.10357142857304" calcext:value-type="float">
            <text:p>0.103571428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DETECTED_OBJECT</text:p>
          </table:table-cell>
          <table:table-cell table:style-name="ce5" office:value-type="float" office:value="0.111160714286598" calcext:value-type="float">
            <text:p>0.1111607143</text:p>
          </table:table-cell>
          <table:table-cell table:style-name="ce5" office:value-type="float" office:value="0.158946473055588" calcext:value-type="float">
            <text:p>0.1589464731</text:p>
          </table:table-cell>
          <table:table-cell table:style-name="ce5" office:value-type="float" office:value="0.111160714286598" calcext:value-type="float">
            <text:p>0.1111607143</text:p>
          </table:table-cell>
          <table:table-cell table:style-name="ce5" office:value-type="float" office:value="0.216306903275903" calcext:value-type="float">
            <text:p>0.2163069033</text:p>
          </table:table-cell>
          <table:table-cell table:style-name="ce5" office:value-type="float" office:value="0.111160714286598" calcext:value-type="float">
            <text:p>0.1111607143</text:p>
          </table:table-cell>
          <table:table-cell table:style-name="ce5" office:value-type="float" office:value="0.171891692549" calcext:value-type="float">
            <text:p>0.1718916925</text:p>
          </table:table-cell>
          <table:table-cell table:style-name="ce5" office:value-type="float" office:value="0.111160714286598" calcext:value-type="float">
            <text:p>0.1111607143</text:p>
          </table:table-cell>
          <table:table-cell table:style-name="ce5" office:value-type="float" office:value="0.119936941526276" calcext:value-type="float">
            <text:p>0.1199369415</text:p>
          </table:table-cell>
          <table:table-cell table:style-name="ce5" office:value-type="float" office:value="0.111160714286598" calcext:value-type="float">
            <text:p>0.1111607143</text:p>
          </table:table-cell>
          <table:table-cell table:style-name="ce5" office:value-type="float" office:value="0.126235216501547" calcext:value-type="float">
            <text:p>0.126235216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twork Usage</text:p>
          </table:table-cell>
          <table:table-cell table:style-name="ce5" office:value-type="float" office:value="10978.72" calcext:value-type="float">
            <text:p>10978.72</text:p>
          </table:table-cell>
          <table:table-cell table:style-name="ce5" office:value-type="float" office:value="166344" calcext:value-type="float">
            <text:p>166344</text:p>
          </table:table-cell>
          <table:table-cell table:style-name="ce5" office:value-type="float" office:value="23018.24" calcext:value-type="float">
            <text:p>23018.24</text:p>
          </table:table-cell>
          <table:table-cell table:style-name="ce5" office:value-type="float" office:value="332589" calcext:value-type="float">
            <text:p>332589</text:p>
          </table:table-cell>
          <table:table-cell table:style-name="ce5" office:value-type="float" office:value="44915.68" calcext:value-type="float">
            <text:p>44915.68</text:p>
          </table:table-cell>
          <table:table-cell table:style-name="ce5" office:value-type="float" office:value="664999" calcext:value-type="float">
            <text:p>664999</text:p>
          </table:table-cell>
          <table:table-cell table:style-name="ce5" office:value-type="float" office:value="92318.56" calcext:value-type="float">
            <text:p>92318.56</text:p>
          </table:table-cell>
          <table:table-cell table:style-name="ce5" office:value-type="float" office:value="1050079" calcext:value-type="float">
            <text:p>1050079</text:p>
          </table:table-cell>
          <table:table-cell table:style-name="ce5" office:value-type="float" office:value="183169.12" calcext:value-type="float">
            <text:p>183169.12</text:p>
          </table:table-cell>
          <table:table-cell table:style-name="ce5" office:value-type="float" office:value="1101319" calcext:value-type="float">
            <text:p>1101319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formula="of:=[.B3]+[.B4]" office:value-type="float" office:value="8.46714285714418" calcext:value-type="float">
            <text:p>8.4671428571</text:p>
          </table:table-cell>
          <table:table-cell table:formula="of:=[.C3]+[.C4]" office:value-type="float" office:value="210.383337751688" calcext:value-type="float">
            <text:p>210.3833377517</text:p>
          </table:table-cell>
          <table:table-cell table:formula="of:=[.D3]+[.D4]" office:value-type="float" office:value="8.46714285714412" calcext:value-type="float">
            <text:p>8.4671428571</text:p>
          </table:table-cell>
          <table:table-cell table:formula="of:=[.E3]+[.E4]" office:value-type="float" office:value="210.776280082104" calcext:value-type="float">
            <text:p>210.7762800821</text:p>
          </table:table-cell>
          <table:table-cell table:formula="of:=[.F3]+[.F4]" office:value-type="float" office:value="8.46714285714637" calcext:value-type="float">
            <text:p>8.4671428571</text:p>
          </table:table-cell>
          <table:table-cell table:formula="of:=[.G3]+[.G4]" office:value-type="float" office:value="211.572543806877" calcext:value-type="float">
            <text:p>211.5725438069</text:p>
          </table:table-cell>
          <table:table-cell table:formula="of:=[.H3]+[.H4]" office:value-type="float" office:value="8.46714285714317" calcext:value-type="float">
            <text:p>8.4671428571</text:p>
          </table:table-cell>
          <table:table-cell table:formula="of:=[.I3]+[.I4]" office:value-type="float" office:value="1293.8603832771" calcext:value-type="float">
            <text:p>1293.8603832771</text:p>
          </table:table-cell>
          <table:table-cell table:formula="of:=[.J3]+[.J4]" office:value-type="float" office:value="8.4671428571501" calcext:value-type="float">
            <text:p>8.4671428572</text:p>
          </table:table-cell>
          <table:table-cell table:formula="of:=[.K3]+[.K4]" office:value-type="float" office:value="3224.91448308695" calcext:value-type="float">
            <text:p>3224.914483087</text:p>
          </table:table-cell>
          <table:table-cell table:number-columns-repeated="101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rgy" table:style-name="ta2">
        <table:table-column table:style-name="co4" table:default-cell-style-name="ce8"/>
        <table:table-column table:style-name="co5" table:default-cell-style-name="ce8"/>
        <table:table-column table:style-name="co2" table:number-columns-repeated="4" table:default-cell-style-name="ce8"/>
        <table:table-column table:style-name="co3" table:number-columns-repeated="1018" table:default-cell-style-name="ce8"/>
        <table:table-row table:style-name="ro1">
          <table:table-cell table:style-name="ce7"/>
          <table:table-cell table:style-name="ce13" office:value-type="string" calcext:value-type="string">
            <text:p>Config 2 – Fog</text:p>
          </table:table-cell>
          <table:table-cell table:style-name="ce13" office:value-type="string" calcext:value-type="string">
            <text:p>Config 2 – Cloud</text:p>
          </table:table-cell>
          <table:table-cell table:style-name="ce13" office:value-type="string" calcext:value-type="string">
            <text:p>Config 3 – Fog</text:p>
          </table:table-cell>
          <table:table-cell table:style-name="ce13" office:value-type="string" calcext:value-type="string">
            <text:p>Config 3 – Cloud</text:p>
          </table:table-cell>
          <table:table-cell table:style-name="ce13" office:value-type="string" calcext:value-type="string">
            <text:p>Config 4 – Fog</text:p>
          </table:table-cell>
          <table:table-cell table:style-name="ce13" office:value-type="string" calcext:value-type="string">
            <text:p>Config 4 – Cloud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DC Energy</text:p>
          </table:table-cell>
          <table:table-cell table:style-name="ce12" office:value-type="float" office:value="13.3499114757653" calcext:value-type="float">
            <text:p>1.33E+001</text:p>
          </table:table-cell>
          <table:table-cell table:style-name="ce12" office:value-type="float" office:value="14.2720214785033" calcext:value-type="float">
            <text:p>1.43E+001</text:p>
          </table:table-cell>
          <table:table-cell table:style-name="ce12" office:value-type="float" office:value="13.376256565051" calcext:value-type="float">
            <text:p>1.34E+001</text:p>
          </table:table-cell>
          <table:table-cell table:style-name="ce12" office:value-type="float" office:value="15.1425552018812" calcext:value-type="float">
            <text:p>1.51E+001</text:p>
          </table:table-cell>
          <table:table-cell table:style-name="ce12" office:value-type="float" office:value="13.4417651989799" calcext:value-type="float">
            <text:p>1.34E+001</text:p>
          </table:table-cell>
          <table:table-cell table:style-name="ce12" office:value-type="float" office:value="16.045334970524" calcext:value-type="float">
            <text:p>1.60E+001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Camera Energy</text:p>
          </table:table-cell>
          <table:table-cell table:number-columns-repeated="2" table:style-name="ce11" office:value-type="float" office:value="6.77041408800034" calcext:value-type="float">
            <text:p>6.770414088</text:p>
          </table:table-cell>
          <table:table-cell table:number-columns-repeated="2" table:style-name="ce12" office:value-type="float" office:value="13.5408281760007" calcext:value-type="float">
            <text:p>1.35E+001</text:p>
          </table:table-cell>
          <table:table-cell table:number-columns-repeated="2" table:style-name="ce12" office:value-type="float" office:value="27.0816563520013" calcext:value-type="float">
            <text:p>2.71E+001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Edge Energy</text:p>
          </table:table-cell>
          <table:table-cell table:style-name="ce11" office:value-type="float" office:value="2.097670862" calcext:value-type="float">
            <text:p>2.097670862</text:p>
          </table:table-cell>
          <table:table-cell table:style-name="ce11" office:value-type="float" office:value="1.668666" calcext:value-type="float">
            <text:p>1.668666</text:p>
          </table:table-cell>
          <table:table-cell table:style-name="ce11" office:value-type="float" office:value="4.19534172400001" calcext:value-type="float">
            <text:p>4.195341724</text:p>
          </table:table-cell>
          <table:table-cell table:style-name="ce11" office:value-type="float" office:value="3.33733199999999" calcext:value-type="float">
            <text:p>3.337332</text:p>
          </table:table-cell>
          <table:table-cell table:style-name="ce11" office:value-type="float" office:value="8.39068344800002" calcext:value-type="float">
            <text:p>8.390683448</text:p>
          </table:table-cell>
          <table:table-cell table:style-name="ce11" office:value-type="float" office:value="6.67466399999999" calcext:value-type="float">
            <text:p>6.674664</text:p>
          </table:table-cell>
          <table:table-cell table:style-name="ce13"/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energy.J38" table:end-x="1.533cm" table:end-y="0.239cm" draw:z-index="0" draw:style-name="gr1" draw:text-style-name="P1" svg:width="21.452cm" svg:height="10.545cm" svg:x="2.033cm" svg:y="0.082cm">
              <draw:object draw:notify-on-update-of-ranges="energy.B1:energy.G1 energy.A2:energy.A2 energy.B2:energy.G2 energy.A3:energy.A3 energy.B3:energy.G3 energy.A4:energy.A4 energy.B4:energy.G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ay" table:style-name="ta3">
        <office:forms form:automatic-focus="false" form:apply-design-mode="false"/>
        <table:table-column table:style-name="co3" table:number-columns-repeated="1024" table:default-cell-style-name="ce8"/>
        <table:table-row table:style-name="ro1">
          <table:table-cell table:style-name="Default"/>
          <table:table-cell office:value-type="string" calcext:value-type="string">
            <text:p>Config 1</text:p>
          </table:table-cell>
          <table:table-cell table:style-name="ce9" office:value-type="string" calcext:value-type="string">
            <text:p>Config 2</text:p>
          </table:table-cell>
          <table:table-cell office:value-type="string" calcext:value-type="string">
            <text:p>Config 3</text:p>
          </table:table-cell>
          <table:table-cell table:style-name="ce9" office:value-type="string" calcext:value-type="string">
            <text:p>Config 4</text:p>
          </table:table-cell>
          <table:table-cell office:value-type="string" calcext:value-type="string">
            <text:p>Config 5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Fog</text:p>
          </table:table-cell>
          <table:table-cell office:value-type="float" office:value="8.46714285714418" calcext:value-type="float">
            <text:p>8.4671428571</text:p>
          </table:table-cell>
          <table:table-cell office:value-type="float" office:value="8.46714285714412" calcext:value-type="float">
            <text:p>8.4671428571</text:p>
          </table:table-cell>
          <table:table-cell office:value-type="float" office:value="8.46714285714637" calcext:value-type="float">
            <text:p>8.4671428571</text:p>
          </table:table-cell>
          <table:table-cell office:value-type="float" office:value="8.46714285714317" calcext:value-type="float">
            <text:p>8.4671428571</text:p>
          </table:table-cell>
          <table:table-cell office:value-type="float" office:value="8.4671428571501" calcext:value-type="float">
            <text:p>8.4671428572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loud-only</text:p>
          </table:table-cell>
          <table:table-cell office:value-type="float" office:value="210.383337751688" calcext:value-type="float">
            <text:p>210.3833377517</text:p>
          </table:table-cell>
          <table:table-cell office:value-type="float" office:value="210.776280082104" calcext:value-type="float">
            <text:p>210.7762800821</text:p>
          </table:table-cell>
          <table:table-cell office:value-type="float" office:value="211.572543806877" calcext:value-type="float">
            <text:p>211.5725438069</text:p>
          </table:table-cell>
          <table:table-cell office:value-type="float" office:value="1293.8603832771" calcext:value-type="float">
            <text:p>1293.8603832771</text:p>
          </table:table-cell>
          <table:table-cell office:value-type="float" office:value="3224.91448308695" calcext:value-type="float">
            <text:p>3224.914483087</text:p>
          </table:table-cell>
          <table:table-cell table:style-name="Default" table:number-columns-repeated="4"/>
          <table:table-cell table:number-columns-repeated="1014"/>
        </table:table-row>
        <table:table-row table:style-name="ro1" table:number-rows-repeated="3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float" office:value="8.46714285714418" calcext:value-type="float">
            <text:p>8.4671428571</text:p>
          </table:table-cell>
          <table:table-cell office:value-type="float" office:value="210.383337751688" calcext:value-type="float">
            <text:p>210.3833377517</text:p>
          </table:table-cell>
          <table:table-cell office:value-type="float" office:value="8.46714285714412" calcext:value-type="float">
            <text:p>8.4671428571</text:p>
          </table:table-cell>
          <table:table-cell office:value-type="float" office:value="210.776280082104" calcext:value-type="float">
            <text:p>210.7762800821</text:p>
          </table:table-cell>
          <table:table-cell office:value-type="float" office:value="8.46714285714637" calcext:value-type="float">
            <text:p>8.4671428571</text:p>
          </table:table-cell>
          <table:table-cell office:value-type="float" office:value="211.572543806877" calcext:value-type="float">
            <text:p>211.5725438069</text:p>
          </table:table-cell>
          <table:table-cell office:value-type="float" office:value="8.46714285714317" calcext:value-type="float">
            <text:p>8.4671428571</text:p>
          </table:table-cell>
          <table:table-cell office:value-type="float" office:value="1293.8603832771" calcext:value-type="float">
            <text:p>1293.8603832771</text:p>
          </table:table-cell>
          <table:table-cell office:value-type="float" office:value="8.4671428571501" calcext:value-type="float">
            <text:p>8.4671428572</text:p>
          </table:table-cell>
          <table:table-cell office:value-type="float" office:value="3224.91448308695" calcext:value-type="float">
            <text:p>3224.914483087</text:p>
          </table:table-cell>
          <table:table-cell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delay.L34" table:end-x="1.955cm" table:end-y="0.159cm" draw:z-index="0" draw:style-name="gr1" draw:text-style-name="P1" svg:width="18.064cm" svg:height="9.004cm" svg:x="1.955cm" svg:y="0.186cm">
              <draw:object draw:notify-on-update-of-ranges="delay.B1:delay.F1 delay.A2:delay.A2 delay.B2:delay.F2 delay.A3:delay.A3 delay.B3:delay.F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wUsage" table:style-name="ta4">
        <table:table-column table:style-name="co3" table:number-columns-repeated="1024" table:default-cell-style-name="ce8"/>
        <table:table-row table:style-name="ro1">
          <table:table-cell table:style-name="Default"/>
          <table:table-cell table:style-name="ce9" office:value-type="string" calcext:value-type="string">
            <text:p>Config 1</text:p>
          </table:table-cell>
          <table:table-cell table:style-name="ce9" office:value-type="string" calcext:value-type="string">
            <text:p>Config 2</text:p>
          </table:table-cell>
          <table:table-cell table:style-name="ce9" office:value-type="string" calcext:value-type="string">
            <text:p>Config 3</text:p>
          </table:table-cell>
          <table:table-cell table:style-name="ce9" office:value-type="string" calcext:value-type="string">
            <text:p>Config 4</text:p>
          </table:table-cell>
          <table:table-cell table:style-name="ce9" office:value-type="string" calcext:value-type="string">
            <text:p>Config 5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Fog</text:p>
          </table:table-cell>
          <table:table-cell table:style-name="ce11" office:value-type="float" office:value="10.97872" calcext:value-type="float">
            <text:p>10.97872</text:p>
          </table:table-cell>
          <table:table-cell table:style-name="ce11" office:value-type="float" office:value="23.01824" calcext:value-type="float">
            <text:p>23.01824</text:p>
          </table:table-cell>
          <table:table-cell table:style-name="ce11" office:value-type="float" office:value="44.91568" calcext:value-type="float">
            <text:p>44.91568</text:p>
          </table:table-cell>
          <table:table-cell table:style-name="ce11" office:value-type="float" office:value="92.31856" calcext:value-type="float">
            <text:p>92.31856</text:p>
          </table:table-cell>
          <table:table-cell table:style-name="ce11" office:value-type="float" office:value="183.16912" calcext:value-type="float">
            <text:p>183.16912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office:value-type="string" calcext:value-type="string">
            <text:p>Cloud-only</text:p>
          </table:table-cell>
          <table:table-cell table:style-name="ce11" office:value-type="float" office:value="166.344" calcext:value-type="float">
            <text:p>166.344</text:p>
          </table:table-cell>
          <table:table-cell table:style-name="ce11" office:value-type="float" office:value="332.589" calcext:value-type="float">
            <text:p>332.589</text:p>
          </table:table-cell>
          <table:table-cell table:style-name="ce11" office:value-type="float" office:value="664.999" calcext:value-type="float">
            <text:p>664.999</text:p>
          </table:table-cell>
          <table:table-cell table:style-name="ce11" office:value-type="float" office:value="1050.079" calcext:value-type="float">
            <text:p>1050.079</text:p>
          </table:table-cell>
          <table:table-cell table:style-name="ce11" office:value-type="float" office:value="1101.319" calcext:value-type="float">
            <text:p>1101.3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[.B2]/1000" office:value-type="float" office:value="0.01097872" calcext:value-type="float">
            <text:p>0.01097872</text:p>
          </table:table-cell>
          <table:table-cell table:formula="of:=[.C2]/1000" office:value-type="float" office:value="0.02301824" calcext:value-type="float">
            <text:p>0.02301824</text:p>
          </table:table-cell>
          <table:table-cell table:formula="of:=[.D2]/1000" office:value-type="float" office:value="0.04491568" calcext:value-type="float">
            <text:p>0.04491568</text:p>
          </table:table-cell>
          <table:table-cell table:formula="of:=[.E2]/1000" office:value-type="float" office:value="0.09231856" calcext:value-type="float">
            <text:p>0.09231856</text:p>
          </table:table-cell>
          <table:table-cell table:formula="of:=[.F2]/1000" office:value-type="float" office:value="0.18316912" calcext:value-type="float">
            <text:p>0.18316912</text:p>
          </table:table-cell>
          <table:table-cell table:number-columns-repeated="1018"/>
        </table:table-row>
        <table:table-row table:style-name="ro1">
          <table:table-cell/>
          <table:table-cell table:formula="of:=[.B3]/1000" office:value-type="float" office:value="0.166344" calcext:value-type="float">
            <text:p>0.166344</text:p>
          </table:table-cell>
          <table:table-cell table:formula="of:=[.C3]/1000" office:value-type="float" office:value="0.332589" calcext:value-type="float">
            <text:p>0.332589</text:p>
          </table:table-cell>
          <table:table-cell table:formula="of:=[.D3]/1000" office:value-type="float" office:value="0.664999" calcext:value-type="float">
            <text:p>0.664999</text:p>
          </table:table-cell>
          <table:table-cell table:formula="of:=[.E3]/1000" office:value-type="float" office:value="1.050079" calcext:value-type="float">
            <text:p>1.050079</text:p>
          </table:table-cell>
          <table:table-cell table:formula="of:=[.F3]/1000" office:value-type="float" office:value="1.101319" calcext:value-type="float">
            <text:p>1.101319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nwUsage.K32" table:end-x="1.627cm" table:end-y="0.07cm" draw:z-index="0" draw:style-name="gr1" draw:text-style-name="P1" svg:width="15.999cm" svg:height="8.997cm" svg:x="1.434cm" svg:y="0.104cm">
              <draw:object draw:notify-on-update-of-ranges="nwUsage.B1:nwUsage.F1 nwUsage.A2:nwUsage.A2 nwUsage.B2:nwUsage.F2 nwUsage.A3:nwUsage.A3 nwUsage.B3:nwUsage.F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11:21:44.271446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ull_5f_data" style:display-name="PageStyle_full_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ergy" style:display-name="PageStyle_energ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lay" style:display-name="PageStyle_dela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nwUsage" style:display-name="PageStyle_nwUsag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3:37:42</meta:creation-date>
    <dc:language>en-IN</dc:language>
    <meta:editing-cycles>0</meta:editing-cycles>
    <meta:editing-duration>P0D</meta:editing-duration>
    <meta:generator>LibreOffice/4.2.8.2$Linux_X86_64 LibreOffice_project/420m0$Build-2</meta:generator>
    <dc:date>2016-05-01T11:21:53.869184471</dc:date>
    <meta:document-statistic meta:table-count="4" meta:cell-count="2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3pt" style:font-weight-asian="bold" style:font-size-complex="13pt" style:font-weight-complex="600"/>
    </style:style>
    <style:style style:name="ch3" style:family="chart">
      <style:graphic-properties draw:stroke="none" draw:fill="none" draw:fill-color="#d9d9d9"/>
      <style:text-properties style:text-position="0% 100%" fo:font-size="14pt" style:font-size-asian="10pt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6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2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2pt" fo:font-weight="bold" style:font-size-asian="9pt" style:font-weight-asian="bold" style:font-size-complex="9pt" style:font-weight-complex="600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2pt" style:font-size-asian="10pt" style:font-size-complex="10pt"/>
    </style:style>
    <style:style style:name="ch8" style:family="chart">
      <style:chart-properties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link-data-style-to-source="true"/>
      <style:graphic-properties draw:stroke="none" draw:fill="hatch" draw:fill-color="#004586" draw:fill-hatch-name="Black_20_0_20_Degrees" draw:fill-hatch-solid="tru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hatch" draw:fill-color="#ff420e" draw:fill-hatch-name="Black_20_90_20_Degrees" draw:fill-hatch-solid="tru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hatch" draw:fill-color="#ffd320" draw:fill-hatch-name="Red_20_Crossed_20_0_20_Degrees" draw:fill-hatch-solid="tru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453cm" svg:height="10.546cm" xlink:href=".." xlink:type="simple" chart:class="chart:bar" chart:style-name="ch1">
        <chart:title svg:x="8.044cm" svg:y="0.346cm" chart:style-name="ch2">
          <text:p>Energy Consumption</text:p>
        </chart:title>
        <chart:legend svg:x="2.513cm" svg:y="1.821cm" style:legend-expansion="custom" chartooo:width="4.665cm" chartooo:height="2.152cm" style:legend-expansion-aspect-ratio="2.16775092936803" chart:style-name="ch3"/>
        <chart:plot-area chart:style-name="ch4" table:cell-range-address="energy.A1:energy.G4" chart:data-source-has-labels="both" svg:x="0.94cm" svg:y="1.408cm" svg:width="20.083cm" svg:height="7.747cm">
          <chartooo:coordinate-region svg:x="1.667cm" svg:y="1.66cm" svg:width="19.356cm" svg:height="6.742cm"/>
          <chart:axis chart:dimension="x" chart:name="primary-x" chart:style-name="ch5" chartooo:axis-type="auto">
            <chartooo:date-scale/>
            <chart:title svg:x="7.492cm" svg:y="9.366cm" chart:style-name="ch6">
              <text:p>Physical Topology Configurations</text:p>
            </chart:title>
            <chart:categories table:cell-range-address="energy.B1:energy.G1"/>
          </chart:axis>
          <chart:axis chart:dimension="y" chart:name="primary-y" chart:style-name="ch7">
            <chart:title svg:x="0.232cm" svg:y="8.85cm" chart:style-name="ch8">
              <text:p>Energy Consumption (in Mega Joules)</text:p>
            </chart:title>
            <chart:grid chart:style-name="ch9" chart:class="major"/>
          </chart:axis>
          <chart:series chart:style-name="ch10" chart:values-cell-range-address="energy.B2:energy.G2" chart:label-cell-address="energy.A2:energy.A2" chart:class="chart:bar">
            <chart:data-point chart:repeated="6"/>
          </chart:series>
          <chart:series chart:style-name="ch11" chart:values-cell-range-address="energy.B3:energy.G3" chart:label-cell-address="energy.A3:energy.A3" chart:class="chart:bar">
            <chart:data-point chart:repeated="6"/>
          </chart:series>
          <chart:series chart:style-name="ch12" chart:values-cell-range-address="energy.B4:energy.G4" chart:label-cell-address="energy.A4:energy.A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 2 – Fog</text:p>
                <draw:g>
                  <svg:desc>energy.B1:energy.G1</svg:desc>
                </draw:g>
              </table:table-cell>
              <table:table-cell office:value-type="string">
                <text:p>Config 2 – Cloud</text:p>
              </table:table-cell>
              <table:table-cell office:value-type="string">
                <text:p>Config 3 – Fog</text:p>
              </table:table-cell>
              <table:table-cell office:value-type="string">
                <text:p>Config 3 – Cloud</text:p>
              </table:table-cell>
              <table:table-cell office:value-type="string">
                <text:p>Config 4 – Fog</text:p>
              </table:table-cell>
              <table:table-cell office:value-type="string">
                <text:p>Config 4 – Cloud</text:p>
              </table:table-cell>
            </table:table-row>
          </table:table-header-rows>
          <table:table-rows>
            <table:table-row>
              <table:table-cell office:value-type="string">
                <text:p>DC Energy</text:p>
                <draw:g>
                  <svg:desc>energy.A2:energy.A2</svg:desc>
                </draw:g>
              </table:table-cell>
              <table:table-cell office:value-type="float" office:value="13.3499114757653">
                <text:p>13.3499114757653</text:p>
                <draw:g>
                  <svg:desc>energy.B2:energy.G2</svg:desc>
                </draw:g>
              </table:table-cell>
              <table:table-cell office:value-type="float" office:value="14.2720214785033">
                <text:p>14.2720214785033</text:p>
              </table:table-cell>
              <table:table-cell office:value-type="float" office:value="13.376256565051">
                <text:p>13.376256565051</text:p>
              </table:table-cell>
              <table:table-cell office:value-type="float" office:value="15.1425552018812">
                <text:p>15.1425552018812</text:p>
              </table:table-cell>
              <table:table-cell office:value-type="float" office:value="13.4417651989799">
                <text:p>13.4417651989799</text:p>
              </table:table-cell>
              <table:table-cell office:value-type="float" office:value="16.045334970524">
                <text:p>16.045334970524</text:p>
              </table:table-cell>
            </table:table-row>
            <table:table-row>
              <table:table-cell office:value-type="string">
                <text:p>Camera Energy</text:p>
                <draw:g>
                  <svg:desc>energy.A3:energy.A3</svg:desc>
                </draw:g>
              </table:table-cell>
              <table:table-cell office:value-type="float" office:value="6.77041408800034">
                <text:p>6.77041408800034</text:p>
                <draw:g>
                  <svg:desc>energy.B3:energy.G3</svg:desc>
                </draw:g>
              </table:table-cell>
              <table:table-cell office:value-type="float" office:value="6.77041408800034">
                <text:p>6.77041408800034</text:p>
              </table:table-cell>
              <table:table-cell office:value-type="float" office:value="13.5408281760007">
                <text:p>13.5408281760007</text:p>
              </table:table-cell>
              <table:table-cell office:value-type="float" office:value="13.5408281760007">
                <text:p>13.5408281760007</text:p>
              </table:table-cell>
              <table:table-cell office:value-type="float" office:value="27.0816563520013">
                <text:p>27.0816563520013</text:p>
              </table:table-cell>
              <table:table-cell office:value-type="float" office:value="27.0816563520013">
                <text:p>27.0816563520013</text:p>
              </table:table-cell>
            </table:table-row>
            <table:table-row>
              <table:table-cell office:value-type="string">
                <text:p>Edge Energy</text:p>
                <draw:g>
                  <svg:desc>energy.A4:energy.A4</svg:desc>
                </draw:g>
              </table:table-cell>
              <table:table-cell office:value-type="float" office:value="2.097670862">
                <text:p>2.097670862</text:p>
                <draw:g>
                  <svg:desc>energy.B4:energy.G4</svg:desc>
                </draw:g>
              </table:table-cell>
              <table:table-cell office:value-type="float" office:value="1.668666">
                <text:p>1.668666</text:p>
              </table:table-cell>
              <table:table-cell office:value-type="float" office:value="4.19534172400001">
                <text:p>4.19534172400001</text:p>
              </table:table-cell>
              <table:table-cell office:value-type="float" office:value="3.33733199999999">
                <text:p>3.33733199999999</text:p>
              </table:table-cell>
              <table:table-cell office:value-type="float" office:value="8.39068344800002">
                <text:p>8.39068344800002</text:p>
              </table:table-cell>
              <table:table-cell office:value-type="float" office:value="6.67466399999999">
                <text:p>6.6746639999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  <draw:hatch draw:name="Red_20_Crossed_20_0_20_Degrees" draw:display-name="Red Crossed 0 Degrees" draw:style="double" draw:color="#800000" draw:distance="0.076cm" draw:rotation="90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text-position="0% 100%" fo:font-family="Arial" fo:font-size="14pt" fo:font-weight="bold" style:font-size-asian="13pt" style:font-weight-asian="bold" style:font-size-complex="13pt" style:font-weight-complex="600"/>
    </style:style>
    <style:style style:name="ch3" style:family="chart">
      <style:chart-properties chart:auto-position="true" style:rotation-angle="0"/>
      <style:text-properties fo:font-size="12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2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12pt" fo:font-weight="bold" style:font-size-asian="9pt" style:font-weight-asian="bold" style:font-size-complex="9pt" style:font-weight-complex="600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svg:stroke-width="0.08cm" svg:stroke-color="#004586" draw:fill-color="#004586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symbol-type="automatic" chart:symbol-width="0.212cm" chart:symbol-height="0.212cm" chart:link-data-style-to-source="true" chart:label-position="right">
        <chart:label-separator>
          <text:p>; </text:p>
        </chart:label-separator>
      </style:chart-properties>
      <style:graphic-properties draw:stroke="dash" draw:stroke-dash="Fine_20_Dashed" svg:stroke-width="0.08cm" svg:stroke-color="#ff420e" draw:fill-color="#ff420e"/>
      <style:text-properties style:text-position="0% 100%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063cm" svg:height="9.005cm" xlink:href=".." xlink:type="simple" chart:class="chart:line" chart:style-name="ch1">
        <chart:title svg:x="4.92cm" svg:y="0.316cm" chart:style-name="ch2">
          <text:p>Average Latency of Control Loop</text:p>
        </chart:title>
        <chart:subtitle svg:x="1.613cm" svg:y="1.402cm" chart:style-name="ch3">
          <text:p>Video Feed -&gt; Motion Detection -&gt; Object Detection -&gt; Tracking -&gt; PTZ Control</text:p>
        </chart:subtitle>
        <chart:legend svg:x="3.034cm" svg:y="2.593cm" style:legend-expansion="custom" chartooo:width="4.444cm" chartooo:height="1.777cm" style:legend-expansion-aspect-ratio="2.50084411930219" chart:style-name="ch4"/>
        <chart:plot-area chart:style-name="ch5" table:cell-range-address="delay.B1:delay.F3 delay.A2:delay.A3" chart:data-source-has-labels="both" svg:x="1.567cm" svg:y="2.288cm" svg:width="15.724cm" svg:height="5.354cm">
          <chartooo:coordinate-region svg:x="2.771cm" svg:y="2.54cm" svg:width="13.724cm" svg:height="4.349cm"/>
          <chart:axis chart:dimension="x" chart:name="primary-x" chart:style-name="ch6" chartooo:axis-type="auto">
            <chartooo:date-scale/>
            <chart:title svg:x="5.94cm" svg:y="7.823cm" chart:style-name="ch7">
              <text:p>Physical Topology Configurations</text:p>
            </chart:title>
            <chart:categories table:cell-range-address="delay.B1:delay.F1"/>
          </chart:axis>
          <chart:axis chart:dimension="y" chart:name="primary-y" chart:style-name="ch8">
            <chart:title svg:x="0.449cm" svg:y="7.184cm" chart:style-name="ch9">
              <text:p>Delay (in milliseconds)</text:p>
            </chart:title>
            <chart:grid chart:style-name="ch10" chart:class="major"/>
          </chart:axis>
          <chart:series chart:style-name="ch11" chart:values-cell-range-address="delay.B2:delay.F2" chart:label-cell-address="delay.A2:delay.A2" chart:class="chart:line">
            <chart:data-point chart:repeated="5"/>
          </chart:series>
          <chart:series chart:style-name="ch12" chart:values-cell-range-address="delay.B3:delay.F3" chart:label-cell-address="delay.A3:delay.A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 1</text:p>
                <draw:g>
                  <svg:desc>delay.B1:delay.F1</svg:desc>
                </draw:g>
              </table:table-cell>
              <table:table-cell office:value-type="string">
                <text:p>Config 2</text:p>
              </table:table-cell>
              <table:table-cell office:value-type="string">
                <text:p>Config 3</text:p>
              </table:table-cell>
              <table:table-cell office:value-type="string">
                <text:p>Config 4</text:p>
              </table:table-cell>
              <table:table-cell office:value-type="string">
                <text:p>Config 5</text:p>
              </table:table-cell>
            </table:table-row>
          </table:table-header-rows>
          <table:table-rows>
            <table:table-row>
              <table:table-cell office:value-type="string">
                <text:p>Fog</text:p>
                <draw:g>
                  <svg:desc>delay.A2:delay.A2</svg:desc>
                </draw:g>
              </table:table-cell>
              <table:table-cell office:value-type="float" office:value="8.46714285714418">
                <text:p>8.46714285714418</text:p>
                <draw:g>
                  <svg:desc>delay.B2:delay.F2</svg:desc>
                </draw:g>
              </table:table-cell>
              <table:table-cell office:value-type="float" office:value="8.46714285714412">
                <text:p>8.46714285714412</text:p>
              </table:table-cell>
              <table:table-cell office:value-type="float" office:value="8.46714285714637">
                <text:p>8.46714285714637</text:p>
              </table:table-cell>
              <table:table-cell office:value-type="float" office:value="8.46714285714317">
                <text:p>8.46714285714317</text:p>
              </table:table-cell>
              <table:table-cell office:value-type="float" office:value="8.4671428571501">
                <text:p>8.4671428571501</text:p>
              </table:table-cell>
            </table:table-row>
            <table:table-row>
              <table:table-cell office:value-type="string">
                <text:p>Cloud-only</text:p>
                <draw:g>
                  <svg:desc>delay.A3:delay.A3</svg:desc>
                </draw:g>
              </table:table-cell>
              <table:table-cell office:value-type="float" office:value="210.383337751688">
                <text:p>210.383337751688</text:p>
                <draw:g>
                  <svg:desc>delay.B3:delay.F3</svg:desc>
                </draw:g>
              </table:table-cell>
              <table:table-cell office:value-type="float" office:value="210.776280082104">
                <text:p>210.776280082104</text:p>
              </table:table-cell>
              <table:table-cell office:value-type="float" office:value="211.572543806877">
                <text:p>211.572543806877</text:p>
              </table:table-cell>
              <table:table-cell office:value-type="float" office:value="1293.8603832771">
                <text:p>1293.8603832771</text:p>
              </table:table-cell>
              <table:table-cell office:value-type="float" office:value="3224.91448308695">
                <text:p>3224.91448308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style:text-position="0% 100%" fo:font-family="Arial" fo:font-size="13pt" fo:font-weight="bold" style:font-size-asian="13pt" style:font-weight-asian="bold" style:font-size-complex="13pt" style:font-weight-complex="bold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draw:fill="none" draw:fill-color="#d9d9d9"/>
      <style:text-properties style:text-position="0% 100%" fo:font-size="12pt" style:font-size-asian="10pt" style:font-size-complex="10pt"/>
    </style:style>
    <style:style style:name="ch5" style:family="chart">
      <style:chart-properties chart:include-hidden-cells="false" chart:treat-empty-cells="leave-gap" chart:series-source="rows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color="#b3b3b3"/>
      <style:text-properties style:text-position="0% 100%" fo:font-size="12pt" style:font-size-asian="10pt" style:font-size-complex="10pt"/>
    </style:style>
    <style:style style:name="ch7" style:family="chart">
      <style:chart-properties chart:auto-position="true" style:rotation-angle="0"/>
      <style:text-properties style:text-position="0% 100%" fo:font-family="Arial" fo:font-size="12pt" fo:font-weight="bold" style:font-size-asian="9pt" style:font-weight-asian="bold" style:font-size-complex="9pt" style:font-weight-complex="600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color="#b3b3b3"/>
      <style:text-properties style:text-position="0% 100%"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hatch" draw:fill-color="#ccffff" draw:fill-hatch-name="Black_20_0_20_Degrees" draw:fill-hatch-solid="tru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bar" chart:style-name="ch1">
        <chart:title svg:x="6.246cm" svg:y="0cm" chart:style-name="ch2">
          <text:p>Network Usage</text:p>
        </chart:title>
        <chart:subtitle svg:x="5.763cm" svg:y="0.769cm" chart:style-name="ch3">
          <text:p>Data Rate - Delay Product</text:p>
        </chart:subtitle>
        <chart:legend svg:x="3.497cm" svg:y="1.972cm" style:legend-expansion="custom" chartooo:width="2.698cm" chartooo:height="1.308cm" style:legend-expansion-aspect-ratio="2.06269113149847" chart:style-name="ch4"/>
        <chart:plot-area chart:style-name="ch5" table:cell-range-address="nwUsage.A1:nwUsage.F3" chart:data-source-has-labels="both" svg:x="1.525cm" svg:y="1.52cm" svg:width="13.591cm" svg:height="6.118cm">
          <chartooo:coordinate-region svg:x="2.729cm" svg:y="1.772cm" svg:width="12.387cm" svg:height="5.113cm"/>
          <chart:axis chart:dimension="x" chart:name="primary-x" chart:style-name="ch6" chartooo:axis-type="auto">
            <chartooo:date-scale/>
            <chart:title svg:x="4.831cm" svg:y="7.818cm" chart:style-name="ch7">
              <text:p>Physical Topology Configurations</text:p>
            </chart:title>
            <chart:categories table:cell-range-address="nwUsage.B1:nwUsage.F1"/>
          </chart:axis>
          <chart:axis chart:dimension="y" chart:name="primary-y" chart:style-name="ch8">
            <chart:title svg:x="0.449cm" svg:y="7.42cm" chart:style-name="ch9">
              <text:p>Network Usage (in KiloBytes)</text:p>
            </chart:title>
            <chart:grid chart:style-name="ch10" chart:class="major"/>
          </chart:axis>
          <chart:series chart:style-name="ch11" chart:values-cell-range-address="nwUsage.B2:nwUsage.F2" chart:label-cell-address="nwUsage.A2:nwUsage.A2" chart:class="chart:bar">
            <chart:data-point chart:repeated="5"/>
          </chart:series>
          <chart:series chart:style-name="ch12" chart:values-cell-range-address="nwUsage.B3:nwUsage.F3" chart:label-cell-address="nwUsage.A3:nwUsage.A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g 1</text:p>
                <draw:g>
                  <svg:desc>nwUsage.B1:nwUsage.F1</svg:desc>
                </draw:g>
              </table:table-cell>
              <table:table-cell office:value-type="string">
                <text:p>Config 2</text:p>
              </table:table-cell>
              <table:table-cell office:value-type="string">
                <text:p>Config 3</text:p>
              </table:table-cell>
              <table:table-cell office:value-type="string">
                <text:p>Config 4</text:p>
              </table:table-cell>
              <table:table-cell office:value-type="string">
                <text:p>Config 5</text:p>
              </table:table-cell>
            </table:table-row>
          </table:table-header-rows>
          <table:table-rows>
            <table:table-row>
              <table:table-cell office:value-type="string">
                <text:p>Fog</text:p>
                <draw:g>
                  <svg:desc>nwUsage.A2:nwUsage.A2</svg:desc>
                </draw:g>
              </table:table-cell>
              <table:table-cell office:value-type="float" office:value="10.97872">
                <text:p>10.97872</text:p>
                <draw:g>
                  <svg:desc>nwUsage.B2:nwUsage.F2</svg:desc>
                </draw:g>
              </table:table-cell>
              <table:table-cell office:value-type="float" office:value="23.01824">
                <text:p>23.01824</text:p>
              </table:table-cell>
              <table:table-cell office:value-type="float" office:value="44.91568">
                <text:p>44.91568</text:p>
              </table:table-cell>
              <table:table-cell office:value-type="float" office:value="92.31856">
                <text:p>92.31856</text:p>
              </table:table-cell>
              <table:table-cell office:value-type="float" office:value="183.16912">
                <text:p>183.16912</text:p>
              </table:table-cell>
            </table:table-row>
            <table:table-row>
              <table:table-cell office:value-type="string">
                <text:p>Cloud-only</text:p>
                <draw:g>
                  <svg:desc>nwUsage.A3:nwUsage.A3</svg:desc>
                </draw:g>
              </table:table-cell>
              <table:table-cell office:value-type="float" office:value="166.344">
                <text:p>166.344</text:p>
                <draw:g>
                  <svg:desc>nwUsage.B3:nwUsage.F3</svg:desc>
                </draw:g>
              </table:table-cell>
              <table:table-cell office:value-type="float" office:value="332.589">
                <text:p>332.589</text:p>
              </table:table-cell>
              <table:table-cell office:value-type="float" office:value="664.999">
                <text:p>664.999</text:p>
              </table:table-cell>
              <table:table-cell office:value-type="float" office:value="1050.079">
                <text:p>1050.079</text:p>
              </table:table-cell>
              <table:table-cell office:value-type="float" office:value="1101.319">
                <text:p>1101.3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0_20_Degrees" draw:display-name="Black 0 Degrees" draw:style="single" draw:color="#000000" draw:distance="0.102cm" draw:rotation="0"/>
  </office:styles>
</office:document-styles>
</file>